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698d" officeooo:paragraph-rsid="0001698d"/>
    </style:style>
    <style:style style:name="P2" style:family="paragraph" style:parent-style-name="Standard">
      <style:text-properties officeooo:rsid="00028d7a" officeooo:paragraph-rsid="00028d7a"/>
    </style:style>
    <style:style style:name="P3" style:family="paragraph" style:parent-style-name="Standard">
      <style:text-properties fo:color="#c9211e" style:font-name="Arial Black" fo:font-weight="bold" officeooo:rsid="00028d7a" officeooo:paragraph-rsid="00028d7a" style:font-weight-asian="bold" style:font-weight-complex="bold"/>
    </style:style>
    <style:style style:name="P4" style:family="paragraph" style:parent-style-name="Standard">
      <style:text-properties fo:color="#c9211e" style:font-name="Arial Black" fo:font-weight="bold" officeooo:rsid="000582cf" officeooo:paragraph-rsid="000582cf" style:font-weight-asian="bold" style:font-weight-complex="bold"/>
    </style:style>
    <style:style style:name="P5" style:family="paragraph" style:parent-style-name="Standard">
      <style:text-properties officeooo:rsid="000582cf" officeooo:paragraph-rsid="000582cf"/>
    </style:style>
    <style:style style:name="T1" style:family="text">
      <style:text-properties fo:color="#c9211e"/>
    </style:style>
    <style:style style:name="T2" style:family="text">
      <style:text-properties fo:color="#c9211e" fo:font-weight="bold" style:font-weight-asian="bold" style:font-weight-complex="bold"/>
    </style:style>
    <style:style style:name="T3" style:family="text">
      <style:text-properties fo:color="#c9211e" style:font-name="Arial Black" fo:font-weight="bold" style:font-weight-asian="bold" style:font-weight-complex="bold"/>
    </style:style>
    <style:style style:name="T4" style:family="text">
      <style:text-properties officeooo:rsid="00077e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Değişim Aralığı</text:span> </text:p>
      <text:p text:style-name="P1"/>
      <text:p text:style-name="P1">Maksimum Değer – Minimum Değer</text:p>
      <text:p text:style-name="P2"/>
      <text:p text:style-name="P2"/>
      <text:p text:style-name="P3">Standart Sapma</text:p>
      <text:p text:style-name="P2">Terimlerinin ortalamalarının alındığı bir ölçüttür</text:p>
      <text:p text:style-name="P2"/>
      <text:p text:style-name="P2"/>
      <text:p text:style-name="P4">Varyans</text:p>
      <text:p text:style-name="P5">Varyans birimsizdir. <text:span text:style-name="T4">Birden fazla değişkeni kıyaslamak istediğimizde bu ölçütü kullanırız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7-07T19:12:22.599000000</dc:date>
    <meta:editing-duration>PT2M40S</meta:editing-duration>
    <meta:editing-cycles>7</meta:editing-cycles>
    <meta:document-statistic meta:table-count="0" meta:image-count="0" meta:object-count="0" meta:page-count="1" meta:paragraph-count="6" meta:word-count="24" meta:character-count="207" meta:non-whitespace-character-count="187"/>
  </office:meta>
</office:document-meta>
</file>